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ymbol" svg:font-family="Symbol"/>
    <style:font-face style:name="Tahoma1" svg:font-family="Tahoma"/>
    <style:font-face style:name="Sabon-BoldItalic" svg:font-family="Sabon-BoldItalic" style:font-family-generic="roman"/>
    <style:font-face style:name="Sabon-Italic" svg:font-family="Sabon-Italic" style:font-family-generic="roman"/>
    <style:font-face style:name="Sabon-Roman" svg:font-family="Sabon-Roman" style:font-family-generic="roman"/>
    <style:font-face style:name="ItcKabel-Bold" svg:font-family="ItcKabel-Bold" style:font-family-generic="swiss"/>
    <style:font-face style:name="ItcKabel-Ultra" svg:font-family="ItcKabel-Ultr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" fo:font-size="10pt" style:font-name-asian="Sabon-Roman" style:font-size-asian="10pt" style:font-name-complex="Sabon-Roman" style:font-size-complex="10pt"/>
    </style:style>
    <style:style style:name="P2" style:family="paragraph" style:parent-style-name="Standard" style:list-style-name="L1">
      <style:paragraph-properties fo:text-align="start" style:justify-single-word="false" style:text-autospace="none"/>
      <style:text-properties style:font-name="Arial" fo:font-size="9pt" style:font-name-asian="Sabon-Roman" style:font-size-asian="9pt" style:font-name-complex="Sabon-Roman" style:font-size-complex="9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9pt" style:font-name-asian="Sabon-Roman" style:font-size-asian="9pt" style:font-name-complex="Sabon-Roman" style:font-size-complex="9pt"/>
    </style:style>
    <style:style style:name="P4" style:family="paragraph" style:parent-style-name="Standard" style:list-style-name="L1">
      <style:paragraph-properties style:text-autospace="none"/>
      <style:text-properties style:font-name="Arial" fo:font-size="9pt" style:font-name-asian="Sabon-Roman" style:font-size-asian="9pt" style:font-name-complex="Sabon-Roman" style:font-size-complex="9pt"/>
    </style:style>
    <style:style style:name="P5" style:family="paragraph" style:parent-style-name="Standard">
      <style:paragraph-properties style:text-autospace="none"/>
      <style:text-properties style:font-name="Arial" fo:font-size="9pt" style:font-name-asian="Sabon-Roman" style:font-size-asian="9pt" style:font-name-complex="Sabon-Roman" style:font-size-complex="9pt"/>
    </style:style>
    <style:style style:name="P6" style:family="paragraph" style:parent-style-name="Standard" style:list-style-name="L1">
      <style:paragraph-properties fo:text-align="start" style:justify-single-word="false" style:text-autospace="non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" fo:font-size="9pt" style:font-size-asian="9pt" style:font-size-complex="9pt"/>
    </style:style>
    <style:style style:name="P8" style:family="paragraph" style:parent-style-name="Standard" style:list-style-name="L1">
      <style:paragraph-properties fo:text-align="start" style:justify-single-word="false" style:text-autospace="none"/>
      <style:text-properties style:font-name="Arial" fo:font-size="9pt" fo:font-style="italic" style:font-name-asian="Sabon-Italic" style:font-size-asian="9pt" style:font-style-asian="italic" style:font-name-complex="Sabon-Italic" style:font-size-complex="9pt" style:font-style-complex="italic"/>
    </style:style>
    <style:style style:name="P9" style:family="paragraph" style:parent-style-name="Standard" style:list-style-name="L1">
      <style:paragraph-properties style:text-autospace="none"/>
      <style:text-properties style:font-name="Arial" fo:font-size="9pt" fo:font-style="italic" style:font-name-asian="Sabon-Italic" style:font-size-asian="9pt" style:font-style-asian="italic" style:font-name-complex="Sabon-Italic" style:font-size-complex="9pt" style:font-style-complex="italic"/>
    </style:style>
    <style:style style:name="P10" style:family="paragraph" style:parent-style-name="Standard" style:list-style-name="L1">
      <style:paragraph-properties fo:text-align="start" style:justify-single-word="false" style:text-autospace="none"/>
      <style:text-properties style:font-name="Arial" fo:font-size="9pt" style:font-name-asian="Sabon-Italic" style:font-size-asian="9pt" style:font-name-complex="Sabon-Italic" style:font-size-complex="9pt"/>
    </style:style>
    <style:style style:name="P11" style:family="paragraph" style:parent-style-name="Standard" style:list-style-name="L3">
      <style:paragraph-properties fo:text-align="start" style:justify-single-word="false" style:text-autospace="none"/>
      <style:text-properties style:font-name="Arial" fo:font-size="9pt" style:font-name-asian="Sabon-Roman" style:font-size-asian="9pt" style:font-name-complex="Sabon-Roman" style:font-size-complex="9pt"/>
    </style:style>
    <style:style style:name="P12" style:family="paragraph" style:parent-style-name="Standard" style:list-style-name="L2">
      <style:paragraph-properties fo:text-align="start" style:justify-single-word="false" style:text-autospace="none"/>
      <style:text-properties style:font-name="Arial" fo:font-size="9pt" style:font-name-asian="Sabon-Roman" style:font-size-asian="9pt" style:font-name-complex="Sabon-Roman" style:font-size-complex="9pt"/>
    </style:style>
    <style:style style:name="P13" style:family="paragraph" style:parent-style-name="Standard" style:list-style-name="L3">
      <style:paragraph-properties style:text-autospace="none"/>
      <style:text-properties style:font-name="Arial" fo:font-size="9pt" style:font-name-asian="Sabon-Roman" style:font-size-asian="9pt" style:font-name-complex="Sabon-Roman" style:font-size-complex="9pt"/>
    </style:style>
    <style:style style:name="P14" style:family="paragraph" style:parent-style-name="Standard" style:list-style-name="L2">
      <style:paragraph-properties style:text-autospace="none"/>
      <style:text-properties style:font-name="Arial" fo:font-size="9pt" style:font-name-asian="Sabon-Roman" style:font-size-asian="9pt" style:font-name-complex="Sabon-Roman" style:font-size-complex="9pt"/>
    </style:style>
    <style:style style:name="P15" style:family="paragraph" style:parent-style-name="Standard" style:list-style-name="L3">
      <style:paragraph-properties fo:text-align="start" style:justify-single-word="false" style:text-autospace="none"/>
      <style:text-properties style:font-name="Arial" fo:font-size="9pt" fo:font-style="italic" style:font-name-asian="Sabon-Italic" style:font-size-asian="9pt" style:font-style-asian="italic" style:font-name-complex="Sabon-Italic" style:font-size-complex="9pt" style:font-style-complex="italic"/>
    </style:style>
    <style:style style:name="P16" style:family="paragraph" style:parent-style-name="Standard" style:list-style-name="L2">
      <style:paragraph-properties fo:text-align="start" style:justify-single-word="false" style:text-autospace="none"/>
      <style:text-properties style:font-name="Arial" fo:font-size="9pt" fo:font-style="italic" style:font-name-asian="Sabon-Italic" style:font-size-asian="9pt" style:font-style-asian="italic" style:font-name-complex="Sabon-Italic" style:font-size-complex="9pt" style:font-style-complex="italic"/>
    </style:style>
    <style:style style:name="P17" style:family="paragraph" style:parent-style-name="Standard" style:list-style-name="L2">
      <style:paragraph-properties style:text-autospace="none"/>
      <style:text-properties style:font-name="Arial" fo:font-size="9pt" fo:font-style="italic" style:font-name-asian="Sabon-Italic" style:font-size-asian="9pt" style:font-style-asian="italic" style:font-name-complex="Sabon-Italic" style:font-size-complex="9pt" style:font-style-complex="italic"/>
    </style:style>
    <style:style style:name="P18" style:family="paragraph" style:parent-style-name="Standard" style:list-style-name="L2">
      <style:paragraph-properties fo:text-align="start" style:justify-single-word="false" style:text-autospace="none"/>
      <style:text-properties style:font-name="Arial" fo:font-size="9pt" style:font-size-asian="9pt" style:font-size-complex="9pt"/>
    </style:style>
    <style:style style:name="P19" style:family="paragraph" style:parent-style-name="Standard" style:list-style-name="L2">
      <style:paragraph-properties fo:text-align="start" style:justify-single-word="false" style:text-autospace="none"/>
      <style:text-properties style:font-name="Arial" fo:font-size="9pt" style:font-name-asian="Sabon-Italic" style:font-size-asian="9pt" style:font-name-complex="Sabon-Italic" style:font-size-complex="9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Arial1" fo:font-size="10pt" fo:font-weight="normal" style:font-name-asian="Sabon-Roman" style:font-size-asian="10pt" style:font-weight-asian="normal" style:font-name-complex="Sabon-Roman" style:font-size-complex="10pt" style:font-weight-complex="normal"/>
    </style:style>
    <style:style style:name="P21" style:family="paragraph" style:parent-style-name="Standard">
      <style:paragraph-properties style:text-autospace="none"/>
      <style:text-properties style:font-name="Arial1" fo:font-size="10pt" style:font-size-asian="10pt" style:font-size-complex="10pt"/>
    </style:style>
    <style:style style:name="P22" style:family="paragraph" style:parent-style-name="Standard" style:list-style-name="L4">
      <style:paragraph-properties fo:text-align="start" style:justify-single-word="false" style:text-autospace="none"/>
      <style:text-properties style:font-name="Arial1" fo:font-size="9pt" fo:font-weight="normal" style:font-name-asian="Sabon-Roman" style:font-size-asian="9pt" style:font-weight-asian="normal" style:font-name-complex="Sabon-Roman" style:font-size-complex="9pt" style:font-weight-complex="normal"/>
    </style:style>
    <style:style style:name="P23" style:family="paragraph" style:parent-style-name="Standard" style:list-style-name="L4">
      <style:paragraph-properties fo:text-align="start" style:justify-single-word="false" style:text-autospace="none"/>
      <style:text-properties style:font-name="Arial1" fo:font-size="9pt" fo:font-style="italic" fo:font-weight="normal" style:font-name-asian="Sabon-Italic" style:font-size-asian="9pt" style:font-style-asian="italic" style:font-weight-asian="normal" style:font-name-complex="Sabon-Italic" style:font-size-complex="9pt" style:font-style-complex="italic" style:font-weight-complex="normal"/>
    </style:style>
    <style:style style:name="P24" style:family="paragraph" style:parent-style-name="Standard" style:list-style-name="L5">
      <style:paragraph-properties fo:text-align="start" style:justify-single-word="false" style:text-autospace="none"/>
      <style:text-properties style:font-name="Arial1" fo:font-size="9pt" style:font-name-asian="Sabon-Roman" style:font-size-asian="9pt" style:font-name-complex="Sabon-Roman" style:font-size-complex="9pt"/>
    </style:style>
    <style:style style:name="P25" style:family="paragraph" style:parent-style-name="Standard" style:list-style-name="L5">
      <style:paragraph-properties style:text-autospace="none"/>
      <style:text-properties style:font-name="Arial1" fo:font-size="9pt" style:font-name-asian="Sabon-Roman" style:font-size-asian="9pt" style:font-name-complex="Sabon-Roman" style:font-size-complex="9pt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Calibri" fo:font-size="18pt" style:font-name-asian="Sabon-Roman" style:font-size-asian="18pt" style:font-name-complex="Sabon-Roman" style:font-size-complex="18pt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Calibri" fo:font-size="16pt" fo:font-style="italic" fo:font-weight="bold" style:font-name-asian="Sabon-Roman" style:font-size-asian="16pt" style:font-style-asian="italic" style:font-weight-asian="bold" style:font-name-complex="Sabon-Roman" style:font-size-complex="16pt" style:font-style-complex="italic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Calibri1" fo:font-size="14pt" fo:font-weight="bold" style:font-name-asian="ItcKabel-Ultra" style:font-size-asian="14pt" style:font-weight-asian="bold" style:font-name-complex="ItcKabel-Ultra" style:font-size-complex="14pt" style:font-weight-complex="bold"/>
    </style:style>
    <style:style style:name="P29" style:family="paragraph" style:parent-style-name="Standard">
      <style:paragraph-properties style:text-autospace="none"/>
      <style:text-properties style:font-name="Calibri1" fo:font-size="14pt" fo:font-weight="bold" style:font-name-asian="ItcKabel-Ultra" style:font-size-asian="14pt" style:font-weight-asian="bold" style:font-name-complex="ItcKabel-Ultra" style:font-size-complex="14pt" style:font-weight-complex="bold"/>
    </style:style>
    <style:style style:name="P30" style:family="paragraph" style:parent-style-name="Standard">
      <style:paragraph-properties style:text-autospace="none"/>
      <style:text-properties style:font-name="Calibri1" fo:font-size="14pt" fo:font-weight="bold" style:font-name-asian="ItcKabel-Ultra" style:font-size-asian="14pt" style:font-weight-asian="bold" style:font-name-complex="ItcKabel-Ultra" style:font-size-complex="14pt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Calibri1" fo:font-size="14pt" style:font-name-asian="ItcKabel-Ultra" style:font-size-asian="14pt" style:font-name-complex="ItcKabel-Ultra" style:font-size-complex="14pt"/>
    </style:style>
    <style:style style:name="P32" style:family="paragraph" style:parent-style-name="Standard">
      <style:paragraph-properties style:text-autospace="none"/>
      <style:text-properties style:font-name="Calibri1" fo:font-size="12pt" fo:font-weight="bold" style:font-name-asian="ItcKabel-Bold" style:font-size-asian="12pt" style:font-weight-asian="bold" style:font-name-complex="ItcKabel-Bold" style:font-size-complex="12pt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Calibri1" fo:font-size="12pt" fo:font-weight="bold" style:font-name-asian="ItcKabel-Bold" style:font-size-asian="12pt" style:font-weight-asian="bold" style:font-name-complex="ItcKabel-Bold" style:font-size-complex="12pt" style:font-weight-complex="bold"/>
    </style:style>
    <style:style style:name="T1" style:family="text">
      <style:text-properties style:font-name-asian="Sabon-Roman" style:font-name-complex="Sabon-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Sabon-Italic" style:font-style-asian="italic" style:font-name-complex="Sabon-Italic" style:font-style-complex="italic"/>
    </style:style>
    <style:style style:name="T4" style:family="text">
      <style:text-properties fo:font-style="italic" style:font-name-asian="Sabon-BoldItalic" style:font-style-asian="italic" style:font-name-complex="Sabon-BoldItalic" style:font-style-complex="italic"/>
    </style:style>
    <style:style style:name="T5" style:family="text">
      <style:text-properties style:font-name-asian="Symbol" style:font-name-complex="Symbol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Arial"/>
    </style:style>
    <style:style style:name="T8" style:family="text">
      <style:text-properties style:text-position="sub 58%" style:font-name-asian="Sabon-Roman" style:font-name-complex="Sabon-Roman"/>
    </style:style>
    <style:style style:name="T9" style:family="text">
      <style:text-properties style:text-position="super 58%"/>
    </style:style>
    <style:style style:name="T10" style:family="text">
      <style:text-properties style:text-position="super 58%" style:font-name-asian="Sabon-Roman" style:font-name-complex="Sabon-Roman"/>
    </style:style>
    <style:style style:name="T11" style:family="text">
      <style:text-properties style:font-name="Arial" fo:font-size="10pt" style:font-name-asian="Sabon-Roman" style:font-size-asian="10pt" style:font-name-complex="Sabon-Roman" style:font-size-complex="10pt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weight-asian="bold"/>
    </style:style>
    <style:style style:name="T15" style:family="text">
      <style:text-properties style:font-weight-complex="bold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0.67cm" fo:text-indent="-0.43cm" fo:margin-left="0.6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0.67cm" fo:text-indent="-0.43cm" fo:margin-left="0.6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0.67cm" fo:text-indent="-0.43cm" fo:margin-left="0.6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0.67cm" fo:text-indent="-0.531cm" fo:margin-left="0.6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0.67cm" fo:text-indent="-0.43cm" fo:margin-left="0.6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3">Connaissances et savoir-faire exigibles en </text:span><text:span text:style-name="T13">Première S</text:span></text:p>
      <text:p text:style-name="P3"/>
      <text:p text:style-name="P27">PHYSIQUE</text:p>
      <text:p text:style-name="P31"><text:span text:style-name="T13">I. Les interactions fondamentales</text:span></text:p>
      <text:list xml:id="list27282233" text:style-name="L1">
        <text:list-item>
          <text:p text:style-name="P2">Savoir que toute charge électrique est multiple d’une charge élémentaire.</text:p>
        </text:list-item>
        <text:list-item>
          <text:p text:style-name="P2">Connaître l’ordre de grandeur du rapport des masses du nucléon et de l’électron.</text:p>
        </text:list-item>
        <text:list-item>
          <text:p text:style-name="P6">Connaître l’ordre de grandeur du rayon d’un atome et d’un noyau.</text:p>
        </text:list-item>
        <text:list-item>
          <text:p text:style-name="P8">Réaliser et interpréter des expériences simples mettant en jeu des phénomènes d’électrisation.</text:p>
        </text:list-item>
        <text:list-item>
          <text:p text:style-name="P2">Connaître et savoir appliquer la loi de Coulomb.</text:p>
        </text:list-item>
        <text:list-item>
          <text:p text:style-name="P2">Savoir que dans un métal, une fraction des électrons est libre de se déplacer dans tout l’échantillon, alors que dans un isolant les déplacements des charges sont inférieurs à la taille atomique.</text:p>
        </text:list-item>
        <text:list-item>
          <text:p text:style-name="P6"><text:span text:style-name="T1">Savoir qu’au niveau du noyau s’exercent deux types d’interactions dont les </text:span><text:span text:style-name="T1">effets sont opposés.</text:span></text:p>
        </text:list-item>
        <text:list-item>
          <text:p text:style-name="P4">Savoir que la cohésion de la matière est assurée par :</text:p>
          <text:p text:style-name="P2"><text:s/>- l’interaction gravitationnelle à l’échelle astronomique,</text:p>
          <text:p text:style-name="P2"><text:s/>- l’interaction électromagnétique à l’échelle des atomes, des molécules et de la matière à notre échelle,</text:p>
          <text:p text:style-name="P4"><text:s/>- l’interaction forte à l’échelle du noyau.</text:p>
        </text:list-item>
      </text:list>
      <text:p text:style-name="P5"/>
      <text:p text:style-name="P29">II. Forces, travail et énergie</text:p>
      <text:p text:style-name="P32">A. Forces et mouvements</text:p>
      <text:list xml:id="list27573222" text:continue-numbering="true" text:style-name="L1">
        <text:list-item>
          <text:p text:style-name="P9">Sur un enregistrement réalisé ou donné, déterminer et représenter le vecteur vitesse V d’un point mobile.</text:p>
        </text:list-item>
        <text:list-item>
          <text:p text:style-name="P10"><text:span text:style-name="T1">Savoir que le vecteur vitesse </text:span><text:span text:style-name="T2">V </text:span><text:span text:style-name="T1">est le même pour tous les points d’un solide en translation.</text:span></text:p>
        </text:list-item>
        <text:list-item>
          <text:p text:style-name="P2">Savoir que chaque point d’un solide en rotation autour d’un axe fixe a une trajectoire circulaire.</text:p>
        </text:list-item>
        <text:list-item>
          <text:p text:style-name="P2">Savoir relier la vitesse d’un point à la vitesse angulaire pour un solide en rotation autour d’un axe fixe.</text:p>
        </text:list-item>
        <text:list-item>
          <text:p text:style-name="P2">Identifier et représenter les actions qui s’exercent sur un solide.</text:p>
        </text:list-item>
        <text:list-item>
          <text:p text:style-name="P2">Prévoir dans des cas simples la possibilité de mise en rotation d’un solide autour d’un axe fixe.</text:p>
        </text:list-item>
        <text:list-item>
          <text:p text:style-name="P2">Connaître et appliquer les lois de Newton :</text:p>
          <text:p text:style-name="P2"><text:s/>- Dans un référentiel galiléen, si le vecteur vitesse<text:span text:style-name="T3"> </text:span>du centre d’inertie ne varie pas, la somme<text:span text:style-name="T5"> </text:span>des forces qui s’exercent sur le solide est nulle et réciproquement.</text:p>
          <text:p text:style-name="P2"><text:s/>- Dans un référentiel galiléen, si le vecteur vitesse<text:span text:style-name="T3"> </text:span>du centre d’inertie varie, la somme des forces qui s’exercent sur le solide n’est pas nulle. Sa direction et son sens sont ceux de la variation du vecteur vitesse<text:span text:style-name="T3"> </text:span>du centre d’inertie<text:span text:style-name="T3"> </text:span>entre deux instants proches.</text:p>
          <text:p text:style-name="P10"><text:span text:style-name="T1"><text:s/>- A et B étant deux corps, soient </text:span><text:span text:style-name="T1"><draw:frame draw:style-name="fr1" draw:name="Object1" text:anchor-type="as-char" svg:width="0.741cm" svg:height="0.45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 la force exercée par B sur A et </text:span><text:span text:style-name="T1"><draw:frame draw:style-name="fr1" draw:name="Object2" text:anchor-type="as-char" svg:width="0.75cm" svg:height="0.45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 </text:span><text:span text:style-name="T1">la force exercée par A sur B. Quel que soit l’état de mouvement de A par rapport à B, on a toujours l’égalité vectorielle : </text:span><text:span text:style-name="T1"><draw:frame draw:style-name="fr1" draw:name="Object4" text:anchor-type="as-char" svg:width="0.75cm" svg:height="0.452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 </text:span><text:span text:style-name="T1">= -</text:span><text:span text:style-name="T1"><draw:frame draw:style-name="fr1" draw:name="Object5" text:anchor-type="as-char" svg:width="0.741cm" svg:height="0.452cm" draw:z-index="2"><draw:object xlink:href="./Object 5" xlink:type="simple" xlink:show="embed" xlink:actuate="onLoad"/><draw:image xlink:href="./ObjectReplacements/Object 5" xlink:type="simple" xlink:show="embed" xlink:actuate="onLoad"/></draw:frame></text:span></text:p>
        </text:list-item>
        <text:list-item>
          <text:p text:style-name="P6"><text:span text:style-name="T1">Analyser un exemple où une force de frottement sert à la propulsion.</text:span></text:p>
        </text:list-item>
      </text:list>
      <text:p text:style-name="P7"><text:span text:style-name="T1"/></text:p>
      <text:p text:style-name="P33">B. Travail mécanique et énergie</text:p>
      <text:list xml:id="list27543503" text:continue-numbering="true" text:style-name="L1">
        <text:list-item>
          <text:p text:style-name="P9">Connaître quelques effets sur un solide de forces dont le ou les points d’application se déplacent.</text:p>
        </text:list-item>
        <text:list-item>
          <text:p text:style-name="P2">Exprimer et calculer le travail d’une force constante.</text:p>
        </text:list-item>
        <text:list-item>
          <text:p text:style-name="P2">Savoir que le travail d’une force constante effectué entre deux points A et B est indépendant du chemin parcouru.</text:p>
        </text:list-item>
        <text:list-item>
          <text:p text:style-name="P10"><text:span text:style-name="T1">Utiliser la relation P = W/</text:span><text:span text:style-name="T5">Δ</text:span><text:span text:style-name="T1">t.</text:span></text:p>
        </text:list-item>
        <text:list-item>
          <text:p text:style-name="P2">Utiliser l’expression de l’énergie cinétique d’un solide en translation.</text:p>
        </text:list-item>
        <text:list-item>
          <text:p text:style-name="P8">Mettre en oeuvre un dispositif décrit.</text:p>
        </text:list-item>
        <text:list-item>
          <text:p text:style-name="P2">Utiliser le fait qu’entre deux positions, dans un référentiel galiléen, la variation de l’énergie cinétique d’un solide en translation est égale à la somme des travaux des forces extérieures.</text:p>
        </text:list-item>
        <text:list-item>
          <text:p text:style-name="P2">Utiliser l’expression de l’énergie potentielle de pesanteur d’un solide au voisinage de la Terre.</text:p>
        </text:list-item>
        <text:list-item>
          <text:p text:style-name="P2">Expliciter la transformation d’énergie potentielle en énergie cinétique dans des cas simples.</text:p>
        </text:list-item>
        <text:list-item>
          <text:p text:style-name="P2">Savoir que l’énergie reçue par travail peut aussi être « stockée » par un corps dont certaines propriétés physiques ou chimiques sont modifiées.</text:p>
        </text:list-item>
        <text:list-item>
          <text:p text:style-name="P2">Savoir qu’à l’échelle macroscopique, un transfert thermique se fait spontanément du système dont la température est la plus élevée vers celui dont la température est la plus basse.</text:p>
        </text:list-item>
        <text:list-item>
          <text:p text:style-name="P2">Prévoir sur des exemples simples le sens d’un transfert thermique.</text:p>
        </text:list-item>
        <text:list-item>
          <text:p text:style-name="P2">Savoir que le rayonnement est un mode de transfert de l’énergie.</text:p>
        </text:list-item>
      </text:list>
      <text:p text:style-name="P3"/>
      <text:p text:style-name="P28">III. Électrodynamique</text:p>
      <text:p text:style-name="P33">A. Circuit électrique en courant continu</text:p>
      <text:list xml:id="list27404453" text:style-name="L3">
        <text:list-item>
          <text:p text:style-name="P11">Utiliser le principe de conservation de l’énergie pour faire un bilan qualitatif au niveau d’un récepteur.</text:p>
        </text:list-item>
        <text:list-item>
          <text:p text:style-name="P15">Mesurer une différence de potentiel.</text:p>
        </text:list-item>
        <text:list-item>
          <text:p text:style-name="P15">Mesurer l’intensité d’un courant.</text:p>
        </text:list-item>
        <text:list-item>
          <text:p text:style-name="P15">Réaliser un circuit d’après un schéma conventionnel et dessiner le schéma d’un circuit réalisé.</text:p>
        </text:list-item>
        <text:list-item>
          <text:p text:style-name="P11">Savoir que l’effet Joule est un effet thermique associé au passage du courant dans un conducteur.</text:p>
        </text:list-item>
        <text:list-item>
          <text:p text:style-name="P11">Représenter sur un schéma une tension par une flèche.</text:p>
        </text:list-item>
        <text:list-item>
          <text:p text:style-name="P11">Savoir que, dans un circuit où il n’y a qu’un générateur, le potentiel électrique est une grandeur qui décroît de la borne</text:p>
        </text:list-item>
        <text:list-item>
          <text:p text:style-name="P11">positive vers la borne négative.</text:p>
        </text:list-item>
        <text:list-item>
          <text:p text:style-name="P11">Savoir que la grandeur « puissance électrique » permet d’évaluer la rapidité d’un transfert d’énergie.</text:p>
        </text:list-item>
        <text:list-item>
          <text:p text:style-name="P13">Utiliser l’additivité des résistances en série et des conductances en parallèle.</text:p>
        </text:list-item>
        <text:list-item>
          <text:p text:style-name="P11">Faire des prévisions quantitatives lors de la réalisation ou de la modification du circuit à partir de la relation I = E / R<text:span text:style-name="T6">eq</text:span>.</text:p>
        </text:list-item>
      </text:list>
      <text:p text:style-name="P33"><text:soft-page-break/>B. Magnétisme, forces électromagnétiques</text:p>
      <text:list xml:id="list27425405" text:style-name="L4">
        <text:list-item>
          <text:p text:style-name="P22">Une petite aiguille aimantée permet d’obtenir la direction et le sens du champ magnétique dans une petite région de l’espace.</text:p>
        </text:list-item>
        <text:list-item>
          <text:p text:style-name="P22">Les caractéristiques du vecteur champ magnétique.</text:p>
        </text:list-item>
        <text:list-item>
          <text:p text:style-name="P23">Réaliser des spectres magnétiques.</text:p>
        </text:list-item>
        <text:list-item>
          <text:p text:style-name="P22">Les lignes de champ magnétique se referment sur elles-mêmes.</text:p>
        </text:list-item>
        <text:list-item>
          <text:p text:style-name="P22">Connaître la topographie du champ magnétique créé par :</text:p>
          <text:p text:style-name="P22">– un courant rectiligne,</text:p>
          <text:p text:style-name="P22">– un solénoïde.</text:p>
        </text:list-item>
        <text:list-item>
          <text:p text:style-name="P22">Savoir que la valeur de <text:span text:style-name="T4">B </text:span>dépend de la géométrie du courant, de son intensité ainsi que du point de mesure.</text:p>
        </text:list-item>
        <text:list-item>
          <text:p text:style-name="P22">Appliquer la loi de Laplace pour évaluer la force qui s’exerce sur une portion rectiligne de circuit.</text:p>
        </text:list-item>
        <text:list-item>
          <text:p text:style-name="P22">Sur un schéma de principe donné, représenter la force de Laplace qui explicite le fonctionnement :</text:p>
          <text:p text:style-name="P22">– d’un haut-parleur électrodynamique,</text:p>
          <text:p text:style-name="P22">– d’un moteur à courant continu.</text:p>
        </text:list-item>
        <text:list-item>
          <text:p text:style-name="P22">Connaître les ordres de grandeur de la puissance des moteurs électriques usuels.</text:p>
        </text:list-item>
      </text:list>
      <text:p text:style-name="P20"/>
      <text:p text:style-name="P1"/>
      <text:p text:style-name="P1"/>
      <text:p text:style-name="P27">CHIMIE</text:p>
      <text:p text:style-name="P31"><text:span text:style-name="T13">I. La mesure en chimie</text:span></text:p>
      <text:list xml:id="list27270437" text:style-name="L2">
        <text:list-item>
          <text:p text:style-name="P16">Choisir le matériel de laboratoire en fonction d’un objectif et l’utiliser correctement.</text:p>
        </text:list-item>
        <text:list-item>
          <text:p text:style-name="P16">Savoir utiliser une documentation pour connaître les dangers des « produits » utilisés, pour identifier sur l’étiquette d’un flacon les phrases de risque et de sécurité et déduire la conduite à tenir en cas d’accident.</text:p>
        </text:list-item>
        <text:list-item>
          <text:p text:style-name="P12">Connaître l’équation des gaz parfaits : <text:span text:style-name="T3">pV = nRT </text:span>et l’utiliser pour déterminer une quantité de matière (<text:span text:style-name="T3">n</text:span>), connaissant les autres facteurs (<text:span text:style-name="T3">p, V </text:span>et <text:span text:style-name="T3">T</text:span>).</text:p>
        </text:list-item>
        <text:list-item>
          <text:p text:style-name="P12">Déterminer la quantité de matière d’un solide à partir de sa masse et celle d’un soluté moléculaire en solution à partir de sa concentration molaire et du volume de la solution homogène.</text:p>
        </text:list-item>
        <text:list-item>
          <text:p text:style-name="P14">Savoir que, dans un solide ionique, l’attraction entre un ion et ses plus proches voisins est assurée par l’interaction coulombienne.</text:p>
        </text:list-item>
        <text:list-item>
          <text:p text:style-name="P12">Écrire l’équation de la réaction associée à la dissolution dans l’eau d’une espèce conduisant à une solution électrolytique.</text:p>
        </text:list-item>
        <text:list-item>
          <text:p text:style-name="P16">À partir des quantités de matière apportées et du volume de solution, déterminer la concentration molaire d’une solution électrolytique et la distinguer de la concentration molaire effective des ions.</text:p>
        </text:list-item>
        <text:list-item>
          <text:p text:style-name="P12">Rendre compte du caractère dipolaire de la molécule d’eau selon la nature des atomes et la structure géométrique de la molécule.</text:p>
        </text:list-item>
        <text:list-item>
          <text:p text:style-name="P14">Savoir que les ions en solution sont solvatés.</text:p>
        </text:list-item>
        <text:list-item>
          <text:p text:style-name="P14">Décrire l’évolution des quantités de matière dans un système chimique au cours d’une transformation en fonction de l’avancement de la réaction.</text:p>
        </text:list-item>
        <text:list-item>
          <text:p text:style-name="P12">Déterminer le réactif limitant connaissant l’équation de la réaction et les quantités initiales des réactifs.</text:p>
        </text:list-item>
        <text:list-item>
          <text:p text:style-name="P18"><text:span text:style-name="T1">Prévoir le volume final (la pression étant connue) ou la pression finale (le volume étant connu) d’un système produisant une quantité de matière, </text:span><text:span text:style-name="T3">n</text:span><text:span text:style-name="T1">, d’un gaz à température constante, </text:span><text:span text:style-name="T3">T</text:span><text:span text:style-name="T1">.</text:span></text:p>
        </text:list-item>
        <text:list-item>
          <text:p text:style-name="P17">Savoir que la présence d’ions est nécessaire pour assurer le caractère conducteur d’une solution.</text:p>
        </text:list-item>
        <text:list-item>
          <text:p text:style-name="P16">Connaitre la relation entre résistance et conductance.</text:p>
        </text:list-item>
        <text:list-item>
          <text:p text:style-name="P16">Connaître les grandeurs d’influence (S, L, c).</text:p>
        </text:list-item>
        <text:list-item>
          <text:p text:style-name="P16">Relation entre la conductance mesurée et la conductivité d’une solution électrolytique.</text:p>
        </text:list-item>
        <text:list-item>
          <text:p text:style-name="P19"><text:span text:style-name="T2">Réaliser une gamme de solutions de différentes concentrations à partir d’une solution mère et tracer la courbe d’étalonnage </text:span></text:p>
          <text:p text:style-name="P19"><text:span text:style-name="T2">G </text:span><text:span text:style-name="T1">= f(</text:span><text:span text:style-name="T2">c</text:span><text:span text:style-name="T1">).</text:span></text:p>
        </text:list-item>
        <text:list-item>
          <text:p text:style-name="P16">Exploiter cette courbe pour déterminer la concentration inconnue d’une solution.</text:p>
        </text:list-item>
        <text:list-item>
          <text:p text:style-name="P14"><text:span text:style-name="T2">Utiliser la relation qui existe entre la </text:span>conductivité d’une solution ionique peu concentrée, les conductivités molaires ioniques des ions présents et leurs concentrations molaires.</text:p>
        </text:list-item>
        <text:list-item>
          <text:p text:style-name="P12">Interpréter les résultats de mesures de conductance de plusieurs solutions de même concentration et possédant un ion commun.</text:p>
        </text:list-item>
        <text:list-item>
          <text:p text:style-name="P14"><text:span text:style-name="T2">Définir un acide et une base au sens de </text:span>Bronsted.</text:p>
        </text:list-item>
        <text:list-item>
          <text:p text:style-name="P12">Connaître quelques couples acide/base et y reconnaître l’acide et la base :</text:p>
          <text:p text:style-name="P12"><text:s/>- H<text:span text:style-name="T6">3</text:span>O<text:span text:style-name="T9">+</text:span>/H<text:span text:style-name="T6">2</text:span>O</text:p>
          <text:p text:style-name="P12"><text:s/>- H<text:span text:style-name="T6">2</text:span>O/HO<text:span text:style-name="T9">-</text:span><text:span text:style-name="T6">(aq)</text:span></text:p>
          <text:p text:style-name="P12"><text:s/>- NH<text:span text:style-name="T6">4</text:span><text:span text:style-name="T9">+</text:span><text:span text:style-name="T6">(aq)</text:span>/NH<text:span text:style-name="T6">3(aq)</text:span></text:p>
          <text:p text:style-name="P12"><text:s/>- CH<text:span text:style-name="T6">3</text:span>COOH<text:span text:style-name="T6">(aq)</text:span>/CH<text:span text:style-name="T6">3</text:span>COO<text:span text:style-name="T6">(aq)</text:span></text:p>
        </text:list-item>
        <text:list-item>
          <text:p text:style-name="P18"><text:span text:style-name="T1">Savoir écrire l’équation d’une réaction acido-basique.</text:span></text:p>
        </text:list-item>
        <text:list-item>
          <text:p text:style-name="P12">Définir un oxydant et un réducteur.</text:p>
        </text:list-item>
        <text:list-item>
          <text:p text:style-name="P12">Reconnaître l’oxydant et le réducteur de quelques couples :</text:p>
          <text:p text:style-name="P12">– H<text:span text:style-name="T9">+</text:span><text:span text:style-name="T6">(aq)</text:span>/H<text:span text:style-name="T6">2(g)</text:span></text:p>
          <text:p text:style-name="P12">– M<text:span text:style-name="T9">n+</text:span><text:span text:style-name="T6">(aq)</text:span>/M<text:span text:style-name="T6">(s)</text:span> (cation métallique/métal)</text:p>
          <text:p text:style-name="P12">– Fe<text:span text:style-name="T9">3+</text:span><text:span text:style-name="T6">(aq)</text:span>/Fe<text:span text:style-name="T9">2+</text:span><text:span text:style-name="T6">(aq)</text:span></text:p>
          <text:p text:style-name="P18"><text:span text:style-name="T1">– MnO</text:span><text:span text:style-name="T8">4</text:span><text:span text:style-name="T10">–</text:span><text:span text:style-name="T8">(aq)</text:span><text:span text:style-name="T1">/Mn</text:span><text:span text:style-name="T10">2+</text:span><text:span text:style-name="T8">(aq)</text:span></text:p>
          <text:p text:style-name="P18"><text:span text:style-name="T1">– I</text:span><text:span text:style-name="T8">2(aq)</text:span><text:span text:style-name="T1">/I</text:span><text:span text:style-name="T10">–</text:span><text:span text:style-name="T8">(aq)</text:span></text:p>
          <text:p text:style-name="P18"><text:span text:style-name="T1">– S</text:span><text:span text:style-name="T8">4</text:span><text:span text:style-name="T1">O</text:span><text:span text:style-name="T8">6</text:span><text:span text:style-name="T10">2–</text:span><text:span text:style-name="T8">(aq)</text:span><text:span text:style-name="T1"> /S</text:span><text:span text:style-name="T8">2</text:span><text:span text:style-name="T1">O</text:span><text:span text:style-name="T8">3</text:span><text:span text:style-name="T10">2–</text:span><text:span text:style-name="T8">(aq)</text:span></text:p>
        </text:list-item>
        <text:list-item>
          <text:p text:style-name="P18"><text:span text:style-name="T1">Savoir écrire l’équation d’une réaction d’oxydoréduction.</text:span></text:p>
        </text:list-item>
        <text:list-item>
          <text:p text:style-name="P18"><text:span text:style-name="T1">Savoir définir l’équivalence lors d’un dosage ; en déduire la quantité de matière du réactif dosé.</text:span></text:p>
        </text:list-item>
      </text:list>
      <text:p text:style-name="P21"><text:span text:style-name="T1"/></text:p>
      <text:p text:style-name="P21"><text:span text:style-name="T1"/></text:p>
      <text:p text:style-name="P30"><text:soft-page-break/>II. La chimie créatrice</text:p>
      <text:list xml:id="list27429379" text:style-name="L5">
        <text:list-item>
          <text:p text:style-name="P25">Savoir que les molécules de la chimie organique sont constituées principalement des éléments C et H.</text:p>
        </text:list-item>
        <text:list-item>
          <text:p text:style-name="P24">À l’aide des règles du « duet » et de l’octet, décrire les liaisons que peut établir un atome de carbone avec ses atomes voisins.</text:p>
        </text:list-item>
        <text:list-item>
          <text:p text:style-name="P25">Reconnaître une chaîne carbonée saturée linéaire ou non.</text:p>
        </text:list-item>
        <text:list-item>
          <text:p text:style-name="P24">Donner le nom des alcanes (en se limitant aux alcanes comportant une chaîne de 6 atomes de carbone au plus).</text:p>
        </text:list-item>
        <text:list-item>
          <text:p text:style-name="P24">Reconnaître la présence d’une liaison double sur une chaîne carbonée (alcènes et dérivés éthyléniques).</text:p>
        </text:list-item>
        <text:list-item>
          <text:p text:style-name="P25">Donner les formules brute et semi-développée d’une molécule simple.</text:p>
        </text:list-item>
        <text:list-item>
          <text:p text:style-name="P24">Prévoir les isomères de constitution d’une molécule à partir de sa formule brute (en se limitant aux alcanes comportant une chaîne de 6 atomes de carbone au plus).</text:p>
        </text:list-item>
        <text:list-item>
          <text:p text:style-name="P24">À partir d’un monomère CH<text:span text:style-name="T6">2 </text:span>= CHA, écrire le motif du polymère obtenu par polyaddition : —( CH2 – CHA — )—<text:span text:style-name="T6">n</text:span></text:p>
        </text:list-item>
        <text:list-item>
          <text:p text:style-name="P25">Au vu de la formule développée plane d’une molécule, reconnaître les familles de composés suivantes : amine, composé halogéné, alcool, aldéhyde, cétone et acide carboxylique.</text:p>
        </text:list-item>
        <text:list-item>
          <text:p text:style-name="P25"><text:span text:style-name="T3">Lors de la réaction d’un alcool, reconnaître s’il s’agit d’une réaction d’oxydation, de déshydratation (élimination) ou de substitution.</text:span></text:p>
        </text:list-item>
        <text:list-item>
          <text:p text:style-name="P24">Connaître les familles de composés obtenus par oxydation ménagée d’un alcool.</text:p>
        </text:list-item>
        <text:list-item>
          <text:p text:style-name="P24">Écrire la réaction d’oxydation d’un alcool par les ions permanganate en milieu aci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Symbol" svg:font-family="Symbol"/>
    <style:font-face style:name="Tahoma1" svg:font-family="Tahoma"/>
    <style:font-face style:name="Sabon-BoldItalic" svg:font-family="Sabon-BoldItalic" style:font-family-generic="roman"/>
    <style:font-face style:name="Sabon-Italic" svg:font-family="Sabon-Italic" style:font-family-generic="roman"/>
    <style:font-face style:name="Sabon-Roman" svg:font-family="Sabon-Roman" style:font-family-generic="roman"/>
    <style:font-face style:name="ItcKabel-Bold" svg:font-family="ItcKabel-Bold" style:font-family-generic="swiss"/>
    <style:font-face style:name="ItcKabel-Ultra" svg:font-family="ItcKabel-Ultr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0T12:22:15.47</meta:creation-date>
    <dc:date>2009-06-26T07:45:08.06</dc:date>
    <meta:editing-duration>PT01H41M47S</meta:editing-duration>
    <meta:editing-cycles>26</meta:editing-cycles>
    <meta:generator>OpenOffice.org/3.0$Win32 OpenOffice.org_project/300m9$Build-9358</meta:generator>
    <meta:print-date>2009-02-10T14:02:21.05</meta:print-date>
    <meta:document-statistic meta:table-count="0" meta:image-count="0" meta:object-count="4" meta:page-count="3" meta:paragraph-count="121" meta:word-count="1638" meta:character-count="1001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F</math:mi>
        <math:mo math:stretchy="false">→</math:mo>
      </math:mover>
      <math:mrow>
        <math:mi math:fontstyle="normal">B</math:mi>
        <math:mo math:stretchy="false">/</math:mo>
        <math:mi math:fontstyle="normal">A</math:mi>
      </math:mrow>
    </math:msub>
    <math:annotation math:encoding="StarMath 5.0">{vec F}_{B/A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F</math:mi>
        <math:mo math:stretchy="false">→</math:mo>
      </math:mover>
      <math:mrow>
        <math:mi math:fontstyle="normal">A</math:mi>
        <math:mo math:stretchy="false">/</math:mo>
        <math:mi math:fontstyle="normal">B</math:mi>
      </math:mrow>
    </math:msub>
    <math:annotation math:encoding="StarMath 5.0">{vec F}_{A/B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F</math:mi>
        <math:mo math:stretchy="false">→</math:mo>
      </math:mover>
      <math:mrow>
        <math:mi math:fontstyle="normal">A</math:mi>
        <math:mo math:stretchy="false">/</math:mo>
        <math:mi math:fontstyle="normal">B</math:mi>
      </math:mrow>
    </math:msub>
    <math:annotation math:encoding="StarMath 5.0">{vec F}_{A/B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F</math:mi>
        <math:mo math:stretchy="false">→</math:mo>
      </math:mover>
      <math:mrow>
        <math:mi math:fontstyle="normal">B</math:mi>
        <math:mo math:stretchy="false">/</math:mo>
        <math:mi math:fontstyle="normal">A</math:mi>
      </math:mrow>
    </math:msub>
    <math:annotation math:encoding="StarMath 5.0">{vec F}_{B/A}</math:annotation>
  </math:semantics>
</math:math>
</file>